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fo:color="#0064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11" style:family="paragraph" style:parent-style-name="Standard">
      <style:paragraph-properties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1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style:text-underline-style="solid" style:text-underline-width="auto" style:text-underline-color="font-color"/>
    </style:style>
    <style:style style:name="P20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21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33974221850114533" text:style-name="L1">
        <text:list-item>
          <text:p text:style-name="P15"><text:a xlink:type="simple" xlink:href="http://www.reading-buses.co.uk/">http://www.reading-buses.co.uk/</text:a> </text:p>
        </text:list-item>
      </text:list>
      <text:p text:style-name="Standard"/>
      <text:list xml:id="list35444558" text:continue-numbering="true" text:style-name="L1">
        <text:list-item>
          <text:p text:style-name="P15"><text:a xlink:type="simple" xlink:href="https://tfl.gov.uk/maps/bus">https://tfl.gov.uk/maps/bus</text:a> </text:p>
        </text:list-item>
      </text:list>
      <text:p text:style-name="Standard"/>
      <text:list xml:id="list35453869" text:continue-numbering="true" text:style-name="L1">
        <text:list-item>
          <text:p text:style-name="P15"><text:a xlink:type="simple" xlink:href="http://www.metrolink.co.uk/Pages/default.aspx">http://www.metrolink.co.uk/Pages/default.aspx</text:a> </text:p>
        </text:list-item>
      </text:list>
      <text:p text:style-name="Standard"/>
      <text:list xml:id="list35453957" text:continue-numbering="true" text:style-name="L1">
        <text:list-item>
          <text:p text:style-name="P16"><text:a xlink:type="simple" xlink:href="http://www.ratb.ro/">http://www.ratb.ro/</text:a> </text:p>
        </text:list-item>
      </text:list>
      <text:p text:style-name="Standard"/>
      <text:list xml:id="list35452949" text:continue-numbering="true" text:style-name="L1">
        <text:list-item>
          <text:p text:style-name="P16"><text:a xlink:type="simple" xlink:href="http://nxbus.co.uk/the-metro/">http://nxbus.co.uk/the-metro/</text:a> </text:p>
        </text:list-item>
      </text:list>
      <text:p text:style-name="Standard"/>
      <text:list xml:id="list35454029" text:continue-numbering="true" text:style-name="L1">
        <text:list-item>
          <text:p text:style-name="P15"><text:a xlink:type="simple" xlink:href="http://www.networkwestmidlands.com/ways-to-travel/tram/">http://www.networkwestmidlands.com/ways-to-travel/tram/</text:a> (responsive part)</text:p>
        </text:list-item>
      </text:list>
      <text:p text:style-name="Standard"/>
      <text:p text:style-name="P4"/>
      <text:list xml:id="list35452765" text:continue-numbering="true" text:style-name="L1">
        <text:list-item>
          <text:p text:style-name="P15"><text:a xlink:type="simple" xlink:href="http://bus-lines.azurewebsites.net/#/buses">http://bus-lines.azurewebsites.net/#/buses</text:a> </text:p>
        </text:list-item>
      </text:list>
      <text:p text:style-name="Standard"/>
      <text:p text:style-name="Standard"/>
      <text:list xml:id="list35445811" text:continue-numbering="true" text:style-name="L1">
        <text:list-item>
          <text:p text:style-name="P15"><text:a xlink:type="simple" xlink:href="https://www.thetrainline.com/buytickets/">https://www.thetrainline.com/buytickets/</text:a> - the buy tickets menu</text:p>
        </text:list-item>
      </text:list>
      <text:p text:style-name="P4"/>
      <text:p text:style-name="P4"/>
      <text:p text:style-name="P4"/>
      <text:list xml:id="list7967880179405923137" text:style-name="L2">
        <text:list-item>
          <text:p text:style-name="P17">Use Transport for London website</text:p>
        </text:list-item>
      </text:list>
      <text:p text:style-name="Standard"/>
      <text:list xml:id="list35464219" text:continue-list="list35445811" text:style-name="L1">
        <text:list-item>
          <text:p text:style-name="P15">Two pages: Home and <text:s/>Route details</text:p>
        </text:list-item>
      </text:list>
      <text:p text:style-name="Standard"/>
      <text:list xml:id="list35438565" text:continue-numbering="true" text:style-name="L1">
        <text:list-item>
          <text:p text:style-name="P15">Route details will have: Stations list, the route of a bus, details of a station, timetable etc.</text:p>
        </text:list-item>
      </text:list>
      <text:p text:style-name="Standard"/>
      <text:list xml:id="list35442184" text:continue-numbering="true" text:style-name="L1">
        <text:list-item>
          <text:p text:style-name="P18">Maybe add some cookies</text:p>
        </text:list-item>
      </text:list>
      <text:p text:style-name="Standard"/>
      <text:list xml:id="list35457906" text:continue-numbering="true" text:style-name="L1">
        <text:list-item>
          <text:p text:style-name="P15">Make the Responsive part as you work on it, do not leave it for the end</text:p>
        </text:list-item>
      </text:list>
      <text:p text:style-name="P1"/>
      <text:list xml:id="list35436340" text:continue-numbering="true" text:style-name="L1">
        <text:list-item>
          <text:p text:style-name="P19">Make a detailed ticket purchase form</text:p>
        </text:list-item>
      </text:list>
      <text:p text:style-name="P8"/>
      <text:list xml:id="list35452318" text:continue-numbering="true" text:style-name="L1">
        <text:list-item>
          <text:p text:style-name="P20">Use &lt;label&gt;, never placeholder to replace a label</text:p>
        </text:list-item>
      </text:list>
      <text:p text:style-name="P1"/>
      <text:list xml:id="list35449918" text:continue-numbering="true" text:style-name="L1">
        <text:list-item>
          <text:p text:style-name="P15">Find a suitable color for the button menu, add social icons, the logo, a search bar and a login/sign-up menu</text:p>
        </text:list-item>
      </text:list>
      <text:p text:style-name="P4"/>
      <text:p text:style-name="Standard"/>
      <text:p text:style-name="P1"/>
      <text:p text:style-name="P3"><text:span text:style-name="T1"><text:tab/></text:span>ROUTES page</text:p>
      <text:p text:style-name="P9"/>
      <text:p text:style-name="P5"/>
      <text:list xml:id="list5897557268869684649" text:style-name="L3">
        <text:list-item>
          <text:p text:style-name="P22">a list with all bus numbers (you have it on the front page)</text:p>
        </text:list-item>
      </text:list>
      <text:p text:style-name="P7"/>
      <text:list xml:id="list35442170" text:continue-numbering="true" text:style-name="L3">
        <text:list-item>
          <text:p text:style-name="P22">when you click on the bus number, it will show you the stations it has</text:p>
        </text:list-item>
      </text:list>
      <text:p text:style-name="P7"/>
      <text:list xml:id="list35456624" text:continue-numbering="true" text:style-name="L3">
        <text:list-item>
          <text:p text:style-name="P22">when you click a station it will show you information about the station (timetable, what other buses pass through that station)</text:p>
        </text:list-item>
      </text:list>
      <text:p text:style-name="P7"/>
      <text:list xml:id="list35453134" text:continue-numbering="true" text:style-name="L3">
        <text:list-item>
          <text:p text:style-name="P22">make also a timetable file with the hours of each bus</text:p>
        </text:list-item>
      </text:list>
      <text:p text:style-name="P5"><text:soft-page-break/></text:p>
      <text:p text:style-name="P5"/>
      <text:p text:style-name="P5"/>
      <text:p text:style-name="P2"/>
      <text:p text:style-name="P3"><text:span text:style-name="T1"><text:tab/></text:span>TO TRANSLATE</text:p>
      <text:p text:style-name="P2"/>
      <text:p text:style-name="P2"/>
      <text:list xml:id="list280928684485901390" text:style-name="L4">
        <text:list-item>
          <text:p text:style-name="P21">Button menu: Home, Fares and Tickets, Offers, Jobs, About Us, Contact</text:p>
        </text:list-item>
        <text:list-item>
          <text:p text:style-name="P21">Seacrh Bar with a button that says: SEARCH</text:p>
        </text:list-item>
        <text:list-item>
          <text:p text:style-name="P21">Back button with BACK</text:p>
        </text:list-item>
        <text:list-item>
          <text:p text:style-name="P21">Textul BUSES above the buses list table</text:p>
        </text:list-item>
        <text:list-item>
          <text:p text:style-name="P21"/>
        </text:list-item>
      </text:list>
      <text:p text:style-name="P5"/>
      <text:p text:style-name="P6"/>
      <text:p text:style-name="P13"/>
      <text:p text:style-name="P10">/*</text:p>
      <text:p text:style-name="P10"/>
      <text:p text:style-name="P11">.busNo1 {</text:p>
      <text:p text:style-name="P11"><text:s text:c="4"/>background: #000;</text:p>
      <text:p text:style-name="P11">}</text:p>
      <text:p text:style-name="P11">.busNo2 {</text:p>
      <text:p text:style-name="P11"><text:s text:c="4"/>background: #B1FB3E;</text:p>
      <text:p text:style-name="P11">}</text:p>
      <text:p text:style-name="P11">.busNo3,</text:p>
      <text:p text:style-name="P11">.busNo4 {</text:p>
      <text:p text:style-name="P11"><text:s text:c="4"/>background: #CDC0A8;</text:p>
      <text:p text:style-name="P11">}</text:p>
      <text:p text:style-name="P11">.busNo5 {</text:p>
      <text:p text:style-name="P11"><text:s text:c="4"/>background: #85B67A;</text:p>
      <text:p text:style-name="P11">}</text:p>
      <text:p text:style-name="P11">.busNo6 {</text:p>
      <text:p text:style-name="P11"><text:s text:c="4"/>background: #519741;</text:p>
      <text:p text:style-name="P11">}</text:p>
      <text:p text:style-name="P12">.busNo9 {</text:p>
      <text:p text:style-name="P11"><text:s text:c="4"/>background: #D5333C;</text:p>
      <text:p text:style-name="P11">}</text:p>
      <text:p text:style-name="P11">.busNo11 {</text:p>
      <text:p text:style-name="P11"><text:s text:c="4"/>background: #AC8432;</text:p>
      <text:p text:style-name="P11">}</text:p>
      <text:p text:style-name="P11">.busNo13,</text:p>
      <text:p text:style-name="P11">.busNo14 {</text:p>
      <text:p text:style-name="P11"><text:s text:c="4"/>background: #F3AD3C;</text:p>
      <text:p text:style-name="P11">}</text:p>
      <text:p text:style-name="P11">.busNo15,</text:p>
      <text:p text:style-name="P11">.busNo16 {</text:p>
      <text:p text:style-name="P11"><text:s text:c="4"/>background: #66B2B2;</text:p>
      <text:p text:style-name="P11">}</text:p>
      <text:p text:style-name="P14"/>
      <text:p text:style-name="P1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M19S</meta:editing-duration>
    <meta:editing-cycles>98</meta:editing-cycles>
    <meta:generator>OpenOffice/4.0.1$Win32 OpenOffice.org_project/401m5$Build-9714</meta:generator>
    <dc:date>2016-09-03T15:27:09.41</dc:date>
    <dc:creator>Vlad Mocanu</dc:creator>
    <meta:document-statistic meta:table-count="0" meta:image-count="0" meta:object-count="0" meta:page-count="2" meta:paragraph-count="58" meta:word-count="265" meta:character-count="1648"/>
    <meta:user-defined meta:name="Info 1"/>
    <meta:user-defined meta:name="Info 2"/>
    <meta:user-defined meta:name="Info 3"/>
    <meta:user-defined meta:name="Info 4"/>
  </office:meta>
</office:document-meta>
</file>